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fbd2f" officeooo:paragraph-rsid="000fbd2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TRS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ea </meta:initial-creator>
    <meta:creation-date>2016-03-04T14:26:07.011845487</meta:creation-date>
    <dc:date>2016-03-04T14:26:50.799282581</dc:date>
    <dc:creator>Dea </dc:creator>
    <meta:editing-duration>PT44S</meta:editing-duration>
    <meta:editing-cycles>1</meta:editing-cycles>
    <meta:document-statistic meta:table-count="0" meta:image-count="0" meta:object-count="0" meta:page-count="1" meta:paragraph-count="1" meta:word-count="1" meta:character-count="7" meta:non-whitespace-character-count="7"/>
    <meta:generator>LibreOffice/5.0.3.2$Linux_x86 LibreOffice_project/00m0$Build-2</meta:generator>
  </office:meta>
</office:document-meta>
</file>